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Normalny_20__28_Web_29_">
      <style:paragraph-properties fo:margin-top="0.1665in" fo:margin-bottom="0.0835in"/>
      <style:text-properties fo:language="en" fo:country="US" fo:font-weight="bold" style:font-weight-asian="bold" style:font-weight-complex="bold"/>
    </style:style>
    <style:style style:name="P2" style:family="paragraph" style:parent-style-name="Standard" style:list-style-name="WW8Num11">
      <style:paragraph-properties fo:margin-top="0.0835in" fo:margin-bottom="0in"/>
    </style:style>
    <style:style style:name="P3" style:family="paragraph" style:parent-style-name="Standard">
      <style:paragraph-properties fo:margin-top="0.0835in" fo:margin-bottom="0in"/>
      <style:text-properties fo:font-weight="bold" style:font-weight-asian="bold"/>
    </style:style>
    <style:style style:name="P4" style:family="paragraph" style:parent-style-name="Standard">
      <style:paragraph-properties fo:margin-top="0in" fo:margin-bottom="0.0835in"/>
    </style:style>
    <style:style style:name="P5" style:family="paragraph" style:parent-style-name="Standard">
      <style:paragraph-properties fo:margin-top="0in" fo:margin-bottom="0.0835in"/>
      <style:text-properties fo:font-style="italic" fo:font-weight="bold" style:font-style-asian="italic" style:font-weight-asian="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3">Algorithmic games</text:p>
      <text:p text:style-name="P5">Boost motivation.</text:p>
      <text:p text:style-name="P4">Invent a paper version of an algorithm that you need to explain. Write down the instructions as pseudocode. Give out some items representing the data, so that the trainees will be able to ”execute” the program.</text:p>
      <text:p text:style-name="P4">In most cases, even a simplified representation allows experiments on execution time, order of exercution etc.</text:p>
      <text:p text:style-name="P1">Example: tree traversal</text:p>
      <text:p text:style-name="Standard">An exercise for a tree traversal algorithm. At least seven students arrange themselves as a binary tree (because they have only two arms to point at each other). Requires a ball or small object, which the trainer gives to the root node when everybody knows the instructions. You can give numbers or pseudonyms to the nodes (works better than the real names for some reason).</text:p>
      <text:p text:style-name="P3">Instructions:</text:p>
      <text:list xml:id="list1694411617" text:style-name="WW8Num11">
        <text:list-item>
          <text:p text:style-name="P2">If you get the ball from behind, call your name. Then give the ball to the person at your left arm.</text:p>
        </text:list-item>
        <text:list-item>
          <text:p text:style-name="P2">If you get the ball from your left, give it to the person at your right arm.</text:p>
        </text:list-item>
        <text:list-item>
          <text:p text:style-name="P2">If you get the ball from your right, give it to the person behind you.</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Standard" style:next-style-name="Text_20_body" style:class="text">
      <style:paragraph-properties fo:margin-top="0.1665in" fo:margin-bottom="0.0835in" fo:keep-with-next="always"/>
      <style:text-properties style:font-name="Verdana" fo:font-size="16pt" fo:font-weight="bold" style:font-size-asian="16pt" style:font-weight-asian="bold" style:font-name-complex="Verdana" style:font-size-complex="14pt" style:font-weight-complex="bold"/>
    </style:style>
    <style:style style:name="Normalny_20__28_Web_29_" style:display-name="Normalny (Web)" style:family="paragraph" style:parent-style-name="Standard">
      <style:paragraph-properties fo:margin-top="0.1945in" fo:margin-bottom="0.0827in" fo:line-height="100%" fo:text-align="start" style:justify-single-word="false" fo:orphans="2" fo:widows="2" fo:hyphenation-ladder-count="no-limit"/>
      <style:text-properties fo:color="#000000" fo:language="pl" fo:country="PL" style:font-name-asian="Times New Roman" style:font-name-complex="Times New Roman" style:language-complex="ar" style:country-complex="SA" fo:hyphenate="true" fo:hyphenation-remain-char-count="2" fo:hyphenation-push-char-count="2"/>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cademis </meta:initial-creator>
    <meta:creation-date>2014-10-27T17:55:38</meta:creation-date>
    <dc:date>2014-10-27T17:55:46</dc:date>
    <dc:creator>Academis </dc:creator>
    <meta:editing-duration>P0D</meta:editing-duration>
    <meta:editing-cycles>1</meta:editing-cycles>
    <meta:document-statistic meta:table-count="0" meta:image-count="0" meta:object-count="0" meta:page-count="1" meta:paragraph-count="10" meta:word-count="181" meta:character-count="1012" meta:non-whitespace-character-count="844"/>
    <meta:generator>LibreOffice/3.5$Linux_X86_64 LibreOffice_project/350m1$Build-2</meta:generator>
  </office:meta>
</office:document-meta>
</file>